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officeooo:paragraph-rsid="00047144"/>
    </style:style>
    <style:style style:name="P3" style:family="paragraph" style:parent-style-name="Standard" style:master-page-name="Standard">
      <style:paragraph-properties fo:text-align="center" style:justify-single-word="false"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officeooo:rsid="00047144"/>
    </style:style>
    <style:style style:name="T4" style:family="text">
      <style:text-properties fo:font-weight="bold" style:font-weight-asian="bold" style:font-weight-complex="bold"/>
    </style:style>
    <style:style style:name="T5" style:family="text">
      <style:text-properties officeooo:rsid="00047144"/>
    </style:style>
    <style:style style:name="T6" style:family="text">
      <style:text-properties style:use-window-font-color="true" style:font-name="Calibri" fo:font-size="12pt" fo:language="en" fo:country="US" officeooo:rsid="00047144" style:letter-kerning="false" style:font-name-asian="Calibri1" style:font-size-asian="12pt" style:language-asian="en" style:country-asian="US" style:font-name-complex="Mangal" style:font-size-complex="12pt" style:language-complex="ar" style:country-complex="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FOC Assignment 5</text:span></text:p>
      <text:p text:style-name="P1"/>
      <text:p text:style-name="P1"/>
      <text:p text:style-name="Standard"><text:span text:style-name="T1">Q1. Create a list of the names (first names only) of 10 of your friends. Sort the list alphabetically, however do not overwrite the original list. From this list, extract the names with initial alphabet ‘b’ (not case sensitive) and store them in a new list. Similarly, extract the names ending with ‘a’ from the original list and store in another new list. Print all the lists with proper messages and formatting. </text:span></text:p>
      <text:p text:style-name="P1"/>
      <text:p text:style-name="Standard"><text:span text:style-name="T1">Q2. Create a 2-dimensional list in python named ‘mylist’ having only two elements of ‘list’ data-type. The first element is a list of the following integers: 20, 53, 967, 6, 450, 20, 392, 1; and second element is a list of following words: “If”, “I” , “go”, “to”, “sleep”, “you”, “cannot” “wake”, “me”, “up”. From the first element of ‘mylist’, extract the numbers that are greater than 67, and from the second element of ‘mylist’, extract the words that have more than 3 alphabets. Print the results. </text:span></text:p>
      <text:p text:style-name="P1"/>
      <text:p text:style-name="Standard"><text:span text:style-name="T1">Q3. Create a list of 10 integers. If any number in this list </text:span></text:p>
      <text:p text:style-name="Standard"><text:span text:style-name="T1">- is smaller than -10, then replace that number in the list by its square.</text:span></text:p>
      <text:p text:style-name="Standard"><text:span text:style-name="T1">- is between 0 and -10, then add 100 to it and rewrite in the same list.</text:span></text:p>
      <text:p text:style-name="Standard"><text:span text:style-name="T1">- is between 0 to 50, then duplicate that number in the list.</text:span></text:p>
      <text:p text:style-name="Standard"><text:span text:style-name="T1">If none of these is true for any number in the list, then delete that number from the list. Remember, all the conditions have to be checked on the initial list only. </text:span></text:p>
      <text:p text:style-name="Standard"><text:span text:style-name="T1"/></text:p>
      <text:p text:style-name="P2"><text:span text:style-name="T3">Q4. Let L1 be the list of all </text:span><text:span text:style-name="T6">natural numbers</text:span><text:span text:style-name="T3"> less than 50 that are divisible by 5 but not divisible by 3. Let L2 be the list of all natural numbers that are less than 50 and divisible by 7. Combine the elements of the two lists into one bigger list. Now check which elements in this new list have occurred multiple times. </text:span></text:p>
      <text:p text:style-name="P2"><text:span text:style-name="T3"/></text:p>
      <text:p text:style-name="P2"><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IN" style:letter-kerning="false" style:font-name-asian="Calibri1" style:font-size-asian="12pt" style:language-asian="en" style:country-asian="US" style:font-name-complex="Mang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N" style:letter-kerning="false" style:font-name-asian="Calibri1" style:font-size-asian="12pt" style:language-asian="en" style:country-asian="US" style:font-name-complex="Mangal"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use-window-font-color="true" style:font-name="Calibri" fo:font-family="Calibri" style:font-family-generic="roman" style:font-pitch="variable" fo:font-size="12pt" fo:language="en" fo:country="IN" style:letter-kerning="false" style:font-name-asian="Calibri1" style:font-family-asian="Calibri" style:font-family-generic-asian="system" style:font-pitch-asian="variable" style:font-size-asian="12pt" style:language-asian="en" style:country-asian="US" style:font-name-complex="Mangal" style:font-family-complex="Mangal"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7T15:42:00</meta:creation-date>
    <meta:initial-creator>Ankita Katre</meta:initial-creator>
    <dc:language>en-IN</dc:language>
    <dc:date>2021-03-08T13:28:35.749198463</dc:date>
    <meta:editing-cycles>3</meta:editing-cycles>
    <meta:editing-duration>PT42M40S</meta:editing-duration>
    <meta:generator>LibreOffice/6.4.6.2$Linux_X86_64 LibreOffice_project/40$Build-2</meta:generator>
    <meta:document-statistic meta:table-count="0" meta:image-count="0" meta:object-count="0" meta:page-count="1" meta:paragraph-count="9" meta:word-count="316" meta:character-count="1689" meta:non-whitespace-character-count="13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